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0ef8eb" officeooo:paragraph-rsid="000ef8eb"/>
    </style:style>
    <style:style style:name="P3" style:family="paragraph" style:parent-style-name="Standard">
      <style:text-properties officeooo:rsid="0011aa32" officeooo:paragraph-rsid="0011aa32"/>
    </style:style>
    <style:style style:name="P4" style:family="paragraph" style:parent-style-name="Standard">
      <style:text-properties fo:font-weight="normal" officeooo:rsid="0014389f" officeooo:paragraph-rsid="0011aa32" style:font-weight-asian="normal" style:font-weight-complex="normal"/>
    </style:style>
    <style:style style:name="P5" style:family="paragraph" style:parent-style-name="Standard">
      <style:text-properties officeooo:rsid="00148696" officeooo:paragraph-rsid="00148696"/>
    </style:style>
    <style:style style:name="P6" style:family="paragraph" style:parent-style-name="Standard">
      <style:text-properties officeooo:rsid="001dc3d0" officeooo:paragraph-rsid="001dc3d0"/>
    </style:style>
    <style:style style:name="T1" style:family="text">
      <style:text-properties officeooo:rsid="0010ac96"/>
    </style:style>
    <style:style style:name="T2" style:family="text">
      <style:text-properties fo:font-weight="bold" style:font-weight-asian="bold" style:font-weight-complex="bold"/>
    </style:style>
    <style:style style:name="T3" style:family="text">
      <style:text-properties fo:font-weight="bold" officeooo:rsid="00186b5b"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1cf46" style:font-weight-asian="normal" style:font-weight-complex="normal"/>
    </style:style>
    <style:style style:name="T6" style:family="text">
      <style:text-properties fo:font-weight="normal" officeooo:rsid="0012e86e" style:font-weight-asian="normal" style:font-weight-complex="normal"/>
    </style:style>
    <style:style style:name="T7" style:family="text">
      <style:text-properties fo:font-weight="normal" officeooo:rsid="001306f9" style:font-weight-asian="normal" style:font-weight-complex="normal"/>
    </style:style>
    <style:style style:name="T8" style:family="text">
      <style:text-properties fo:font-weight="normal" officeooo:rsid="00131a3d" style:font-weight-asian="normal" style:font-weight-complex="normal"/>
    </style:style>
    <style:style style:name="T9" style:family="text">
      <style:text-properties fo:font-weight="normal" officeooo:rsid="0014389f" style:font-weight-asian="normal" style:font-weight-complex="normal"/>
    </style:style>
    <style:style style:name="T10" style:family="text">
      <style:text-properties fo:font-weight="normal" officeooo:rsid="00155cf0" style:font-weight-asian="normal" style:font-weight-complex="normal"/>
    </style:style>
    <style:style style:name="T11" style:family="text">
      <style:text-properties fo:font-weight="normal" officeooo:rsid="00171975" style:font-weight-asian="normal" style:font-weight-complex="normal"/>
    </style:style>
    <style:style style:name="T12" style:family="text">
      <style:text-properties fo:font-weight="normal" officeooo:rsid="0019e511" style:font-weight-asian="normal" style:font-weight-complex="normal"/>
    </style:style>
    <style:style style:name="T13" style:family="text">
      <style:text-properties fo:font-weight="normal" officeooo:rsid="001e0435" style:font-weight-asian="normal" style:font-weight-complex="normal"/>
    </style:style>
    <style:style style:name="T14" style:family="text">
      <style:text-properties fo:font-weight="normal" officeooo:rsid="001f6d42" style:font-weight-asian="normal" style:font-weight-complex="normal"/>
    </style:style>
    <style:style style:name="T15" style:family="text">
      <style:text-properties fo:font-weight="normal" officeooo:rsid="0020b7ec"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ne enfant: Alysée, sourde de naissance se réveil dans la nuit. Elle appelle sa soeur qui la rejoint rapidement. Elle se plein d'entedre une voie. Sa soeur, Gwen, la rassure et la renvoie au lit avant de retourner se coucher sur le canapé devant la télé. <text:span text:style-name="T1">Alors qu'elle est sur le point de s'endormir, Gwen entendu des bruits venant de l'appartement en dessous, bientôt les bruits deviennent des cris qui envahissent le bâtiment. Gwen par vérouillé la porte d'entrée mais se retrouve nez à nez avec des hommes armé en armure qui ont forcé la porte. Elle tente veinement de prévenir sa coeur alors qu'elle se fait enlever. </text:span></text:p>
      <text:p text:style-name="P2"/>
      <text:p text:style-name="P3">Alysée se réveil soudainement. Elle à froid. Elle se lève et passe la tête dans le couloir qui donne sur sa chambre pour découvrir la porte d'entrée grande ouverte. La télé continue de diffusé et projette une ombre humanoïde dans le couloir. Alysée appelle:"Gwen?". Cependant, c'est un <text:span text:style-name="T2">dévoreur </text:span><text:span text:style-name="T3">(voir le bestaire)</text:span><text:span text:style-name="T4"> qui se montre. La créature charge Alysée qui s'enfuit par la porte d'entrée. Elle cour à travers le bâtiment pour échapper aux nombreux monstres qui grouille. </text:span><text:span text:style-name="T5">Alors qu'elle se retrouve acculé au rez-de-chaussée, dos au mur, un agent de l'OPL défonce la porte d'entrée du bâtiment et abbat les créature</text:span><text:span text:style-name="T6">s. </text:span><text:span text:style-name="T7">L'homme s'avance vers elle et l'osculte. </text:span><text:span text:style-name="T8">Il s'agit de Mike, un homme d'une trentaine d'année, grand et costaud. </text:span><text:span text:style-name="T9">Il renvoie la petite vers ses collègues et continue sa progression dans le bâtiment.</text:span></text:p>
      <text:p text:style-name="P4"/>
      <text:p text:style-name="P5"><text:span text:style-name="T9">A</text:span><text:span text:style-name="T4">lysée est emporté </text:span><text:span text:style-name="T10">par les agent</text:span><text:span text:style-name="T11">s</text:span><text:span text:style-name="T10"> pour être mise en sécurité. Elle sera plaçée dans une chambre de l'OPL en attendant de trouver un </text:span><text:span text:style-name="T12">parent</text:span><text:span text:style-name="T10">. </text:span></text:p>
      <text:p text:style-name="P5"><text:span text:style-name="T10"/></text:p>
      <text:p text:style-name="P6"><text:span text:style-name="T10">P</text:span><text:span text:style-name="T4">endant ce temps, </text:span><text:span text:style-name="T13">à l'OPL, Jefferson toque à la porte du bureau de Lona. Elle lui ouvre et le fait s'avoir devant un dossier. Lona, aidé d'une projection, apprends à Jefferson qu'une organisation encore inconnu sévit depuis quelque temps en enlevant des personnes au hazard. </text:span><text:span text:style-name="T14">Jefferson regarde les rapports, notes et photos du dossier avec beaucoup d'attention. </text:span><text:span text:style-name="T15">Après une courte discussion, Lona demande à Jefferson d'enquêter sur cette affai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egoe UI" style:font-family-asian="'Segoe UI'"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1.0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53cm" fo:margin-left="0cm" fo:margin-right="0cm" fo:margin-top="0.499cm"/>
      </style:footer-style>
    </style:page-layout>
  </office:automatic-styles>
  <office:master-styles>
    <style:master-page style:name="Standard" style:page-layout-name="Mpm1">
      <style:footer>
        <text:p text:style-name="MP1">Page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16H45M44S</meta:editing-duration>
    <meta:editing-cycles>947</meta:editing-cycles>
    <meta:generator>LibreOffice/6.0.6.2$Linux_X86_64 LibreOffice_project/00m0$Build-2</meta:generator>
    <dc:date>2018-11-26T16:24:16.230233517</dc:date>
    <meta:document-statistic meta:table-count="0" meta:image-count="0" meta:object-count="0" meta:page-count="1" meta:paragraph-count="5" meta:word-count="337" meta:character-count="2025" meta:non-whitespace-character-count="1691"/>
    <meta:user-defined meta:name="Info 1"/>
    <meta:user-defined meta:name="Info 2"/>
    <meta:user-defined meta:name="Info 3"/>
    <meta:user-defined meta:name="Info 4"/>
  </office:meta>
</office:document-meta>
</file>